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text-properties fo:font-size="22pt" style:font-size-asian="19.25pt" style:font-size-complex="22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margin-top="0cm" fo:margin-bottom="0.499cm" fo:text-align="center" style:justify-single-word="false" fo:padding="0cm" fo:border="none"/>
    </style:style>
    <style:style style:name="P5" style:family="paragraph" style:parent-style-name="Text_20_body">
      <style:paragraph-properties fo:margin-top="0cm" fo:margin-bottom="0cm" fo:padding="0cm" fo:border="none"/>
      <style:text-properties fo:font-size="22pt" style:font-size-asian="22pt" style:font-size-complex="22pt"/>
    </style:style>
    <style:style style:name="P6" style:family="paragraph" style:parent-style-name="Text_20_body">
      <style:paragraph-properties fo:padding="0cm" fo:border="none"/>
    </style:style>
    <style:style style:name="T1" style:family="text">
      <style:text-properties fo:font-size="16pt" style:font-size-asian="16pt" style:font-size-complex="16pt"/>
    </style:style>
    <style:style style:name="T2" style:family="text">
      <style:text-properties fo:font-size="22pt" style:font-size-asian="22pt" style:font-size-complex="22pt"/>
    </style:style>
    <style:style style:name="T3" style:family="text">
      <style:text-properties fo:font-size="22pt" fo:font-style="italic" style:font-size-asian="22pt" style:font-size-complex="22pt"/>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weight="bold" style:font-weight-asian="bold" style:font-weight-complex="bold"/>
    </style:style>
    <style:style style:name="T8"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1"/>
      <text:p text:style-name="P1"><text:span text:style-name="T6">Ernst Ludwig Kirchner</text:span><text:span text:style-name="T7"> </text:span>was one of the driving forces in the “Die Brücke” group that flourished in Dresden and Berlin before World War I, and he has come to be seen as one of the most talented and influential of Germany's Expressionists. Motivated by the same anxieties that gripped the movement as a whole - fears about humanity's place in the modern world, its lost feelings of spirituality and authenticity - Kirchner had conflicting attitudes to the past and present. An admirer of Albrecht Dürer, he revived the old art of woodblock printing, and saw himself in the German tradition, yet he rejected academic styles and was inspired by the modern city. After the war, illness drove him to settle in Davos, Switzerland, where he painted many landscapes, and, ultimately, he found himself ostracized from mainstream German art. When the Nazis rose to power in the early 1930s he was also a victim of their campaign against "Degenerate Art." Depressed and ill, he eventually committed suicide. </text:p>
      <text:p text:style-name="P2"/>
      <text:p text:style-name="P3"/>
      <text:p text:style-name="P3"/>
      <text:p text:style-name="P3"/>
      <text:p text:style-name="P3"/>
      <text:p text:style-name="P3"/>
      <text:p text:style-name="P3"/>
      <text:section text:style-name="Sect1" text:name="ob_content">
        <text:section text:style-name="Sect1" text:name="ob_inline">
          <text:p text:style-name="P4"><text:soft-page-break/><draw:frame draw:style-name="fr1" draw:name="graphics1" text:anchor-type="as-char" svg:width="9.287cm" svg:height="10.583cm" draw:z-index="0"><draw:image xlink:href="http://www.theartstory.org/images20/works/kirchner_ernst_ludwig_5.jpg" xlink:type="simple" xlink:show="embed" xlink:actuate="onLoad"/></draw:frame> </text:p>
          <text:p text:style-name="P4"><text:span text:style-name="T8">Self-Portrait as a Soldier</text:span>, 1915, oil on canvas </text:p>
          <text:p text:style-name="P4"><text:span text:style-name="T3">Self-Portrait as a Soldier</text:span><text:span text:style-name="T2"> examines the psychological distress experienced by Kirchner during his service in the military. He was a reluctant soldier and soon became preoccupied with avoiding service, and following a self-induced psychosis, aided by his use of alcohol and drugs, he was discharged. The painting displays a uniformed Kirchner standing in his studio, smoking a cigarette. His right hand is severed, symbolizing his trauma and possibly also his anxiety of his loss of manhood; the motif is based on Van Gogh's </text:span><text:span text:style-name="T3">Self-Portrait with a Bandaged Ear</text:span><text:span text:style-name="T2"> (1889), a picture the artist painted after he too had inflicted injuries upon himself. In the background of Kirchner's picture stands a nude who bears a resemblance to his lover of the time, Erna Schilling. </text:span></text:p>
        </text:section>
      </text:section>
      <text:p text:style-name="P3"><text:bookmark text:name="ob_content"/><text:soft-page-break/></text:p>
      <text:section text:style-name="Sect1" text:name="Section1">
        <text:section text:style-name="Sect1" text:name="Section2">
          <text:p text:style-name="P4"><text:bookmark text:name="ob_inline"/><draw:frame draw:style-name="fr1" draw:name="graphics2" text:anchor-type="as-char" svg:width="14.076cm" svg:height="10.583cm" draw:z-index="1"><draw:image xlink:href="http://www.theartstory.org/images20/works/kirchner_ernst_ludwig_6.jpg" xlink:type="simple" xlink:show="embed" xlink:actuate="onLoad"/><svg:title>Blick auf Davos</svg:title></draw:frame> </text:p>
          <text:p text:style-name="P6"><text:span text:style-name="T8">Blick auf Davos</text:span>, 1924, , <text:line-break/>Oil on canvas </text:p>
          <text:p text:style-name="P5">After being discharged from the military in 1950, Kirchner took refuge in Davos, where the Alps surrounding his home provided a new kind of bucolic inspiration. The painting depicts a cool mountain range embracing a small town, a pictorial sigh of relief following the end of World War I. Inspired by van Gogh's landscape paintings and the work of the Fauvists, Kirchner used pulsating shades of violet, blue, green, and yellow to depict the rural scene. The swooping perspective is similar to Kirchner's early paintings of urban life. </text:p>
        </text:section>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08:04</meta:creation-date>
    <dc:date>2012-10-31T11:21:42</dc:date>
    <meta:editing-duration>P0D</meta:editing-duration>
    <meta:editing-cycles>1</meta:editing-cycles>
    <meta:document-statistic meta:table-count="0" meta:image-count="2" meta:object-count="0" meta:page-count="3" meta:paragraph-count="8" meta:word-count="393" meta:character-count="2390" meta:non-whitespace-character-count="1989"/>
    <meta:generator>LibreOffice/3.5$Linux_x86 LibreOffice_project/350m1$Build-202</meta:generator>
  </office:meta>
</office:document-meta>
</file>